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A000000280AEAF144796FCC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language="en" fo:country="GB"/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fo:language="en" fo:country="GB"/>
    </style:style>
    <style:style style:name="P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fo:language="en" fo:country="GB" officeooo:paragraph-rsid="003fa9fc"/>
    </style:style>
    <style:style style:name="P4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fo:language="en" fo:country="GB" officeooo:paragraph-rsid="0030da26"/>
    </style:style>
    <style:style style:name="P5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fo:language="en" fo:country="GB" officeooo:rsid="00109b97" officeooo:paragraph-rsid="00109b97"/>
    </style:style>
    <style:style style:name="P6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fo:language="en" fo:country="GB" officeooo:paragraph-rsid="002a2fad"/>
    </style:style>
    <style:style style:name="P7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fo:language="en" fo:country="GB" officeooo:paragraph-rsid="00334ac6"/>
    </style:style>
    <style:style style:name="P8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fo:language="en" fo:country="GB" officeooo:paragraph-rsid="0019de51"/>
    </style:style>
    <style:style style:name="P9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fo:language="en" fo:country="GB" officeooo:paragraph-rsid="002122b2"/>
    </style:style>
    <style:style style:name="P10" style:family="paragraph" style:parent-style-name="Footer">
      <style:text-properties fo:language="en" fo:country="GB"/>
    </style:style>
    <style:style style:name="P11" style:family="paragraph" style:parent-style-name="Heading_20_1">
      <style:paragraph-properties fo:line-height="110%"/>
      <style:text-properties fo:language="en" fo:country="GB"/>
    </style:style>
    <style:style style:name="P12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fo:language="en" fo:country="GB"/>
    </style:style>
    <style:style style:name="P1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fo:language="en" fo:country="GB" officeooo:paragraph-rsid="003fa9fc"/>
    </style:style>
    <style:style style:name="P14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fo:language="en" fo:country="GB" officeooo:paragraph-rsid="0030da26"/>
    </style:style>
    <style:style style:name="P15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fo:language="en" fo:country="GB" officeooo:rsid="00109b97" officeooo:paragraph-rsid="00109b97"/>
    </style:style>
    <style:style style:name="P16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fo:language="en" fo:country="GB" officeooo:paragraph-rsid="0032f31b"/>
    </style:style>
    <style:style style:name="P17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fo:language="en" fo:country="GB" officeooo:paragraph-rsid="002a2fad"/>
    </style:style>
    <style:style style:name="P18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fo:language="en" fo:country="GB" officeooo:paragraph-rsid="00334ac6"/>
    </style:style>
    <style:style style:name="P19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fo:language="en" fo:country="GB" officeooo:paragraph-rsid="0019de51"/>
    </style:style>
    <style:style style:name="P20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fo:language="en" fo:country="GB" officeooo:paragraph-rsid="002122b2"/>
    </style:style>
    <style:style style:name="T1" style:family="text">
      <style:text-properties fo:color="#4c4c4c"/>
    </style:style>
    <style:style style:name="T2" style:family="text">
      <style:text-properties fo:color="#4c4c4c" style:font-name="Times New Roman2"/>
    </style:style>
    <style:style style:name="T3" style:family="text">
      <style:text-properties fo:color="#4c4c4c" style:font-name="Times New Roman2" officeooo:rsid="002be605"/>
    </style:style>
    <style:style style:name="T4" style:family="text">
      <style:text-properties fo:color="#4c4c4c" officeooo:rsid="001b802b"/>
    </style:style>
    <style:style style:name="T5" style:family="text">
      <style:text-properties fo:color="#4c4c4c" officeooo:rsid="0023de15"/>
    </style:style>
    <style:style style:name="T6" style:family="text">
      <style:text-properties fo:color="#4c4c4c" officeooo:rsid="0045b0d0"/>
    </style:style>
    <style:style style:name="T7" style:family="text">
      <style:text-properties fo:color="#4c4c4c" officeooo:rsid="005081d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0377e" style:font-weight-asian="bold" style:font-weight-complex="bold"/>
    </style:style>
    <style:style style:name="T10" style:family="text">
      <style:text-properties fo:font-weight="bold" officeooo:rsid="0010c07c" style:font-weight-asian="bold" style:font-weight-complex="bold"/>
    </style:style>
    <style:style style:name="T11" style:family="text">
      <style:text-properties fo:font-weight="bold" officeooo:rsid="002122b2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377e" style:font-weight-asian="normal" style:font-weight-complex="normal"/>
    </style:style>
    <style:style style:name="T14" style:family="text">
      <style:text-properties fo:font-weight="normal" officeooo:rsid="0010c07c" style:font-weight-asian="normal" style:font-weight-complex="normal"/>
    </style:style>
    <style:style style:name="T15" style:family="text">
      <style:text-properties fo:font-weight="normal" officeooo:rsid="00167aa8" style:font-weight-asian="normal" style:font-weight-complex="normal"/>
    </style:style>
    <style:style style:name="T16" style:family="text">
      <style:text-properties officeooo:rsid="00167aa8"/>
    </style:style>
    <style:style style:name="T17" style:family="text">
      <style:text-properties officeooo:rsid="002122b2"/>
    </style:style>
    <style:style style:name="T18" style:family="text">
      <style:text-properties officeooo:rsid="00205435"/>
    </style:style>
    <style:style style:name="T19" style:family="text">
      <style:text-properties officeooo:rsid="000773a3"/>
    </style:style>
    <style:style style:name="T20" style:family="text">
      <style:text-properties officeooo:rsid="002a2fad"/>
    </style:style>
    <style:style style:name="T21" style:family="text">
      <style:text-properties officeooo:rsid="000f9681"/>
    </style:style>
    <style:style style:name="T22" style:family="text">
      <style:text-properties officeooo:rsid="0010c07c"/>
    </style:style>
    <style:style style:name="T23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1135ca"/>
    </style:style>
    <style:style style:name="T27" style:family="text">
      <style:text-properties officeooo:rsid="001c643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0773a3" style:font-style-asian="normal" style:font-style-complex="normal"/>
    </style:style>
    <style:style style:name="T30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04761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34ac6" style:font-style-asian="normal" style:font-weight-asian="normal" style:font-style-complex="normal" style:font-weight-complex="normal"/>
    </style:style>
    <style:style style:name="T34" style:family="text">
      <style:text-properties officeooo:rsid="000dd52f"/>
    </style:style>
    <style:style style:name="T35" style:family="text">
      <style:text-properties officeooo:rsid="000e67c4"/>
    </style:style>
    <style:style style:name="T36" style:family="text">
      <style:text-properties officeooo:rsid="00115952"/>
    </style:style>
    <style:style style:name="T37" style:family="text">
      <style:text-properties officeooo:rsid="0017e2f7"/>
    </style:style>
    <style:style style:name="T38" style:family="text">
      <style:text-properties officeooo:rsid="001ccb36"/>
    </style:style>
    <style:style style:name="T39" style:family="text">
      <style:text-properties officeooo:rsid="001d9ce8"/>
    </style:style>
    <style:style style:name="T40" style:family="text">
      <style:text-properties style:font-name="Times New Roman1" fo:font-size="12pt" fo:font-weight="normal" style:font-weight-asian="normal" style:font-weight-complex="normal"/>
    </style:style>
    <style:style style:name="T41" style:family="text">
      <style:text-properties officeooo:rsid="00290314"/>
    </style:style>
    <style:style style:name="T42" style:family="text">
      <style:text-properties officeooo:rsid="000e8e9d"/>
    </style:style>
    <style:style style:name="T43" style:family="text">
      <style:text-properties officeooo:rsid="00304761"/>
    </style:style>
    <style:style style:name="T44" style:family="text">
      <style:text-properties officeooo:rsid="0012912f"/>
    </style:style>
    <style:style style:name="T45" style:family="text">
      <style:text-properties officeooo:rsid="0032f31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>
        <text:changed-region xml:id="ct2833538782480" text:id="ct2833538782480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38783680" text:id="ct2833538783680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2833538793760" text:id="ct2833538793760">
          <text:deletion>
            <office:change-info>
              <dc:creator>Unbekannter Autor</dc:creator>
              <dc:date>2015-08-13T12:23:00</dc:date>
            </office:change-info>
            <text:p text:style-name="P9"><text:span text:style-name="T9"><text:s/>under</text:span><text:span text:style-name="T13"> </text:span></text:p>
          </text:deletion>
        </text:changed-region>
        <text:changed-region xml:id="ct2833538792320" text:id="ct2833538792320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38793280" text:id="ct2833538793280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2833538792560" text:id="ct2833538792560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38793520" text:id="ct2833538793520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2833538792800" text:id="ct283353879280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833538794000" text:id="ct2833538794000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38793040" text:id="ct2833538793040">
          <text:deletion>
            <office:change-info>
              <dc:creator>Unbekannter Autor</dc:creator>
              <dc:date>2015-08-13T12:24:00</dc:date>
            </office:change-info>
            <text:p text:style-name="P2">L</text:p>
          </text:deletion>
        </text:changed-region>
        <text:changed-region xml:id="ct2833538775760" text:id="ct283353877576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833538776720" text:id="ct2833538776720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38763760" text:id="ct2833538763760">
          <text:deletion>
            <office:change-info>
              <dc:creator>Unbekannter Autor</dc:creator>
              <dc:date>2015-08-13T12:24:00</dc:date>
            </office:change-info>
            <text:p text:style-name="P2">C</text:p>
          </text:deletion>
        </text:changed-region>
        <text:changed-region xml:id="ct2833538774080" text:id="ct283353877408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833538065568" text:id="ct2833538065568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34538320" text:id="ct2833534538320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2833544885552" text:id="ct283354488555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833544897312" text:id="ct283354489731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892032" text:id="ct2833544892032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2833544894432" text:id="ct283354489443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833544899232" text:id="ct283354489923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892272" text:id="ct2833544892272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2833544897552" text:id="ct283354489755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833544894672" text:id="ct283354489467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895392" text:id="ct2833544895392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2833544895152" text:id="ct283354489515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833544898992" text:id="ct283354489899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890832" text:id="ct2833544890832">
          <text:deletion>
            <office:change-info>
              <dc:creator>Unbekannter Autor</dc:creator>
              <dc:date>2015-08-13T12:24:00</dc:date>
            </office:change-info>
            <text:p text:style-name="P2">P</text:p>
          </text:deletion>
        </text:changed-region>
        <text:changed-region xml:id="ct2833544886512" text:id="ct283354488651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833544896352" text:id="ct283354489635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892512" text:id="ct2833544892512">
          <text:deletion>
            <office:change-info>
              <dc:creator>Unbekannter Autor</dc:creator>
              <dc:date>2015-08-13T12:24:00</dc:date>
            </office:change-info>
            <text:p text:style-name="P2"><text:span text:style-name="T16">D</text:span></text:p>
          </text:deletion>
        </text:changed-region>
        <text:changed-region xml:id="ct2833544891552" text:id="ct283354489155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833544886992" text:id="ct283354488699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897792" text:id="ct2833544897792">
          <text:deletion>
            <office:change-info>
              <dc:creator>Unbekannter Autor</dc:creator>
              <dc:date>2015-08-13T12:24:00</dc:date>
            </office:change-info>
            <text:p text:style-name="P2"><text:span text:style-name="T16">A</text:span></text:p>
          </text:deletion>
        </text:changed-region>
        <text:changed-region xml:id="ct2833544887952" text:id="ct283354488795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833544891072" text:id="ct283354489107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895632" text:id="ct283354489563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2833544893952" text:id="ct2833544893952">
          <text:deletion>
            <office:change-info>
              <dc:creator>Unbekannter Autor</dc:creator>
              <dc:date>2015-08-13T12:25:00</dc:date>
            </office:change-info>
            <text:p text:style-name="P2"><text:span text:style-name="T17">es</text:span></text:p>
          </text:deletion>
        </text:changed-region>
        <text:changed-region xml:id="ct2833544885312" text:id="ct283354488531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2833544888192" text:id="ct283354488819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887712" text:id="ct2833544887712">
          <text:deletion>
            <office:change-info>
              <dc:creator>Unbekannter Autor</dc:creator>
              <dc:date>2015-08-13T12:25:00</dc:date>
            </office:change-info>
            <text:p text:style-name="P2">I</text:p>
          </text:deletion>
        </text:changed-region>
        <text:changed-region xml:id="ct2833544895872" text:id="ct283354489587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2833544892752" text:id="ct283354489275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892992" text:id="ct2833544892992">
          <text:deletion>
            <office:change-info>
              <dc:creator>Unbekannter Autor</dc:creator>
              <dc:date>2015-08-13T12:25:00</dc:date>
            </office:change-info>
            <text:p text:style-name="P2">R</text:p>
          </text:deletion>
        </text:changed-region>
        <text:changed-region xml:id="ct2833544896112" text:id="ct283354489611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2833544894912" text:id="ct283354489491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896592" text:id="ct2833544896592">
          <text:deletion>
            <office:change-info>
              <dc:creator>Unbekannter Autor</dc:creator>
              <dc:date>2015-08-13T12:25:00</dc:date>
            </office:change-info>
            <text:p text:style-name="P2">adaptable</text:p>
          </text:deletion>
        </text:changed-region>
        <text:changed-region xml:id="ct2833544894192" text:id="ct283354489419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2833544896832" text:id="ct283354489683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889632" text:id="ct2833544889632">
          <text:deletion>
            <office:change-info>
              <dc:creator>Unbekannter Autor</dc:creator>
              <dc:date>2020-10-16T16:51:20</dc:date>
            </office:change-info>
            <text:p text:style-name="P5">1</text:p>
          </text:deletion>
        </text:changed-region>
        <text:changed-region xml:id="ct2833544889392" text:id="ct2833544889392">
          <text:deletion>
            <office:change-info>
              <dc:creator>Wiebke Oeltjen</dc:creator>
              <dc:date>2017-07-13T17:19:00</dc:date>
            </office:change-info>
            <text:p text:style-name="P5"><text:s/></text:p>
          </text:deletion>
        </text:changed-region>
        <text:changed-region xml:id="ct2833544890112" text:id="ct2833544890112">
          <text:deletion>
            <office:change-info>
              <dc:creator>Wiebke Oeltjen</dc:creator>
              <dc:date>2016-07-19T12:48:00</dc:date>
            </office:change-info>
            <text:p text:style-name="P5"><text:span text:style-name="T18">5</text:span></text:p>
          </text:deletion>
        </text:changed-region>
        <text:changed-region xml:id="ct2833544897072" text:id="ct2833544897072">
          <text:deletion>
            <office:change-info>
              <dc:creator>Unbekannter Autor</dc:creator>
              <dc:date>2015-08-13T11:45:00</dc:date>
            </office:change-info>
            <text:p text:style-name="P5">6</text:p>
          </text:deletion>
        </text:changed-region>
        <text:changed-region xml:id="ct2833544889152" text:id="ct2833544889152">
          <text:deletion>
            <office:change-info>
              <dc:creator>Wiebke Oeltjen</dc:creator>
              <dc:date>2019-11-11T12:15:52</dc:date>
            </office:change-info>
            <text:p text:style-name="P5">.0</text:p>
          </text:deletion>
        </text:changed-region>
        <text:changed-region xml:id="ct2833544885792" text:id="ct2833544885792">
          <text:deletion>
            <office:change-info>
              <dc:creator>Wiebke Oeltjen</dc:creator>
              <dc:date>2016-07-19T12:48:00</dc:date>
            </office:change-info>
            <text:p text:style-name="P5"><text:span text:style-name="T18">5</text:span></text:p>
          </text:deletion>
        </text:changed-region>
        <text:changed-region xml:id="ct2833544899472" text:id="ct2833544899472">
          <text:deletion>
            <office:change-info>
              <dc:creator>Unbekannter Autor</dc:creator>
              <dc:date>2015-08-13T11:45:00</dc:date>
            </office:change-info>
            <text:p text:style-name="P5">4</text:p>
          </text:deletion>
        </text:changed-region>
        <text:changed-region xml:id="ct2833544900432" text:id="ct2833544900432">
          <text:deletion>
            <office:change-info>
              <dc:creator>Unbekannter Autor</dc:creator>
              <dc:date>2020-10-16T16:51:20</dc:date>
            </office:change-info>
            <text:p text:style-name="P5"><text:span text:style-name="T18">9</text:span></text:p>
          </text:deletion>
        </text:changed-region>
        <text:changed-region xml:id="ct2833544886032" text:id="ct2833544886032">
          <text:insertion>
            <office:change-info>
              <dc:creator>Unbekannter Autor</dc:creator>
              <dc:date>2020-10-16T16:51:20</dc:date>
            </office:change-info>
          </text:insertion>
        </text:changed-region>
        <text:changed-region xml:id="ct2833544886272" text:id="ct2833544886272">
          <text:insertion>
            <office:change-info>
              <dc:creator>Wiebke Oeltjen</dc:creator>
              <dc:date>2019-11-11T12:15:52</dc:date>
            </office:change-info>
          </text:insertion>
        </text:changed-region>
        <text:changed-region xml:id="ct2833544898032" text:id="ct2833544898032">
          <text:insertion>
            <office:change-info>
              <dc:creator>Wiebke Oeltjen</dc:creator>
              <dc:date>2017-07-13T17:19:00</dc:date>
            </office:change-info>
          </text:insertion>
        </text:changed-region>
        <text:changed-region xml:id="ct2833544886752" text:id="ct283354488675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898272" text:id="ct2833544898272">
          <text:deletion>
            <office:change-info>
              <dc:creator>Wiebke Oeltjen</dc:creator>
              <dc:date>2016-07-19T12:49:00</dc:date>
            </office:change-info>
            <text:p text:style-name="P3"><text:span text:style-name="T19">2</text:span></text:p>
          </text:deletion>
        </text:changed-region>
        <text:changed-region xml:id="ct2833544893712" text:id="ct2833544893712">
          <text:deletion>
            <office:change-info>
              <dc:creator>Wiebke Oeltjen</dc:creator>
              <dc:date>2017-02-02T15:45:00</dc:date>
            </office:change-info>
            <text:p text:style-name="P3"><text:span text:style-name="T19">0</text:span></text:p>
          </text:deletion>
        </text:changed-region>
        <text:changed-region xml:id="ct2833544887472" text:id="ct2833544887472">
          <text:deletion>
            <office:change-info>
              <dc:creator>Unbekannter Autor</dc:creator>
              <dc:date>2015-08-13T11:45:00</dc:date>
            </office:change-info>
            <text:p text:style-name="P3"><text:span text:style-name="T19">2</text:span></text:p>
          </text:deletion>
        </text:changed-region>
        <text:changed-region xml:id="ct2833544893232" text:id="ct2833544893232">
          <text:deletion>
            <office:change-info>
              <dc:creator>Unbekannter Autor</dc:creator>
              <dc:date>2016-01-21T17:29:00</dc:date>
            </office:change-info>
            <text:p text:style-name="P3"><text:span text:style-name="T19">0</text:span></text:p>
          </text:deletion>
        </text:changed-region>
        <text:changed-region xml:id="ct2833544893472" text:id="ct2833544893472">
          <text:deletion>
            <office:change-info>
              <dc:creator>Wiebke Oeltjen</dc:creator>
              <dc:date>2019-01-24T12:01:00</dc:date>
            </office:change-info>
            <text:p text:style-name="P3"><text:span text:style-name="T19">.</text:span></text:p>
          </text:deletion>
        </text:changed-region>
        <text:changed-region xml:id="ct2833544891312" text:id="ct2833544891312">
          <text:deletion>
            <office:change-info>
              <dc:creator>Wiebke Oeltjen</dc:creator>
              <dc:date>2017-05-30T17:05:00</dc:date>
            </office:change-info>
            <text:p text:style-name="P3"><text:span text:style-name="T19">6</text:span></text:p>
          </text:deletion>
        </text:changed-region>
        <text:changed-region xml:id="ct2833544888912" text:id="ct2833544888912">
          <text:deletion>
            <office:change-info>
              <dc:creator>Unbekannter Autor</dc:creator>
              <dc:date>2016-02-25T17:23:00</dc:date>
            </office:change-info>
            <text:p text:style-name="P3"><text:span text:style-name="T19">5</text:span></text:p>
          </text:deletion>
        </text:changed-region>
        <text:changed-region xml:id="ct2833544888672" text:id="ct2833544888672">
          <text:deletion>
            <office:change-info>
              <dc:creator>Wiebke Oeltjen</dc:creator>
              <dc:date>2019-01-24T12:01:00</dc:date>
            </office:change-info>
            <text:p text:style-name="P3"><text:span text:style-name="T19">201</text:span></text:p>
          </text:deletion>
        </text:changed-region>
        <text:changed-region xml:id="ct2833544889872" text:id="ct2833544889872">
          <text:insertion>
            <office:change-info>
              <dc:creator>Wiebke Oeltjen</dc:creator>
              <dc:date>2019-01-24T12:01:00</dc:date>
            </office:change-info>
          </text:insertion>
        </text:changed-region>
        <text:changed-region xml:id="ct2833544887232" text:id="ct2833544887232">
          <text:deletion>
            <office:change-info>
              <dc:creator>Unbekannter Autor</dc:creator>
              <dc:date>2020-10-16T16:51:27</dc:date>
            </office:change-info>
            <text:p text:style-name="P3"><text:span text:style-name="T19">19</text:span></text:p>
          </text:deletion>
        </text:changed-region>
        <text:changed-region xml:id="ct2833544898512" text:id="ct2833544898512">
          <text:insertion>
            <office:change-info>
              <dc:creator>Unbekannter Autor</dc:creator>
              <dc:date>2020-10-16T16:51:27</dc:date>
            </office:change-info>
          </text:insertion>
        </text:changed-region>
        <text:changed-region xml:id="ct2833544898752" text:id="ct2833544898752">
          <text:insertion>
            <office:change-info>
              <dc:creator>Wiebke Oeltjen</dc:creator>
              <dc:date>2019-01-24T12:01:00</dc:date>
            </office:change-info>
          </text:insertion>
        </text:changed-region>
        <text:changed-region xml:id="ct2833720975472" text:id="ct2833720975472">
          <text:deletion>
            <office:change-info>
              <dc:creator>Unbekannter Autor</dc:creator>
              <dc:date>2021-01-22T18:02:45</dc:date>
            </office:change-info>
            <text:p text:style-name="P3"><text:span text:style-name="T19">06</text:span></text:p>
          </text:deletion>
          <text:insertion>
            <office:change-info office:chg-author="Wiebke Oeltjen" office:chg-date-time="2019-09-02T11:38:37"/>
          </text:insertion>
        </text:changed-region>
        <text:changed-region xml:id="ct2833720974752" text:id="ct2833720974752">
          <text:insertion>
            <office:change-info>
              <dc:creator>Unbekannter Autor</dc:creator>
              <dc:date>2021-01-22T18:02:46</dc:date>
            </office:change-info>
          </text:insertion>
        </text:changed-region>
        <text:changed-region xml:id="ct2833544899712" text:id="ct283354489971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890592" text:id="ct2833544890592">
          <text:deletion>
            <office:change-info>
              <dc:creator>Wiebke Oeltjen</dc:creator>
              <dc:date>2017-05-11T18:06:00</dc:date>
            </office:change-info>
            <text:p text:style-name="P4">Windows, Unix, Linux, Mac OS X</text:p>
          </text:deletion>
        </text:changed-region>
        <text:changed-region xml:id="ct2833544899952" text:id="ct2833544899952">
          <text:insertion>
            <office:change-info>
              <dc:creator>Wiebke Oeltjen</dc:creator>
              <dc:date>2017-05-11T18:06:00</dc:date>
            </office:change-info>
          </text:insertion>
        </text:changed-region>
        <text:changed-region xml:id="ct2833544891792" text:id="ct283354489179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900192" text:id="ct2833544900192">
          <text:deletion>
            <office:change-info>
              <dc:creator>Unbekannter Autor</dc:creator>
              <dc:date>2015-08-13T12:26:00</dc:date>
            </office:change-info>
            <text:p text:style-name="P6">A</text:p>
          </text:deletion>
        </text:changed-region>
        <text:changed-region xml:id="ct2833544901392" text:id="ct2833544901392">
          <text:insertion>
            <office:change-info>
              <dc:creator>Unbekannter Autor</dc:creator>
              <dc:date>2015-08-13T12:26:00</dc:date>
            </office:change-info>
          </text:insertion>
        </text:changed-region>
        <text:changed-region xml:id="ct2833544913872" text:id="ct283354491387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904032" text:id="ct2833544904032">
          <text:deletion>
            <office:change-info>
              <dc:creator>Unbekannter Autor</dc:creator>
              <dc:date>2015-08-13T12:26:00</dc:date>
            </office:change-info>
            <text:p text:style-name="P6">S</text:p>
          </text:deletion>
        </text:changed-region>
        <text:changed-region xml:id="ct2833544904992" text:id="ct2833544904992">
          <text:insertion>
            <office:change-info>
              <dc:creator>Unbekannter Autor</dc:creator>
              <dc:date>2015-08-13T12:27:00</dc:date>
            </office:change-info>
          </text:insertion>
        </text:changed-region>
        <text:changed-region xml:id="ct2833544909312" text:id="ct283354490931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901872" text:id="ct2833544901872">
          <text:insertion>
            <office:change-info>
              <dc:creator>Wiebke Oeltjen</dc:creator>
              <dc:date>2016-07-19T13:19:00</dc:date>
            </office:change-info>
          </text:insertion>
        </text:changed-region>
        <text:changed-region xml:id="ct2833544912192" text:id="ct283354491219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907152" text:id="ct2833544907152">
          <text:insertion>
            <office:change-info>
              <dc:creator>Wiebke Oeltjen</dc:creator>
              <dc:date>2016-07-19T12:51:00</dc:date>
            </office:change-info>
          </text:insertion>
        </text:changed-region>
        <text:changed-region xml:id="ct2833544907632" text:id="ct283354490763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905712" text:id="ct2833544905712">
          <text:deletion>
            <office:change-info>
              <dc:creator>Unbekannter Autor</dc:creator>
              <dc:date>2015-08-13T12:27:00</dc:date>
            </office:change-info>
            <text:p text:style-name="P6"><text:s/>(is <text:s/>included)</text:p>
          </text:deletion>
        </text:changed-region>
        <text:changed-region xml:id="ct2833544903792" text:id="ct283354490379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902592" text:id="ct2833544902592">
          <text:insertion>
            <office:change-info>
              <dc:creator>Wiebke Oeltjen</dc:creator>
              <dc:date>2016-07-19T13:00:00</dc:date>
            </office:change-info>
          </text:insertion>
        </text:changed-region>
        <text:changed-region xml:id="ct2833544900672" text:id="ct283354490067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904272" text:id="ct2833544904272">
          <text:deletion>
            <office:change-info>
              <dc:creator>Unbekannter Autor</dc:creator>
              <dc:date>2020-04-16T15:35:34</dc:date>
            </office:change-info>
            <text:p text:style-name="P6"><text:span text:style-name="T19">8</text:span></text:p>
          </text:deletion>
        </text:changed-region>
        <text:changed-region xml:id="ct2833544915552" text:id="ct2833544915552">
          <text:deletion>
            <office:change-info>
              <dc:creator>Wiebke Oeltjen</dc:creator>
              <dc:date>2016-07-19T12:49:00</dc:date>
            </office:change-info>
            <text:p text:style-name="P6"><text:span text:style-name="T19">7</text:span></text:p>
          </text:deletion>
        </text:changed-region>
        <text:changed-region xml:id="ct2833544909792" text:id="ct2833544909792">
          <text:insertion>
            <office:change-info>
              <dc:creator>Unbekannter Autor</dc:creator>
              <dc:date>2020-04-16T15:35:34</dc:date>
            </office:change-info>
          </text:insertion>
        </text:changed-region>
        <text:changed-region xml:id="ct2833544900912" text:id="ct283354490091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910272" text:id="ct2833544910272">
          <text:deletion>
            <office:change-info>
              <dc:creator>Wiebke Oeltjen</dc:creator>
              <dc:date>2016-07-19T13:21:00</dc:date>
            </office:change-info>
            <text:p text:style-name="P6">,</text:p>
          </text:deletion>
        </text:changed-region>
        <text:changed-region xml:id="ct2833544910032" text:id="ct2833544910032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2833544909072" text:id="ct2833544909072">
          <text:deletion>
            <office:change-info>
              <dc:creator>Wiebke Oeltjen</dc:creator>
              <dc:date>2016-07-19T13:22:00</dc:date>
            </office:change-info>
            <text:p text:style-name="P6"><text:s/></text:p>
          </text:deletion>
        </text:changed-region>
        <text:changed-region xml:id="ct2833544907872" text:id="ct2833544907872">
          <text:insertion>
            <office:change-info>
              <dc:creator>Wiebke Oeltjen</dc:creator>
              <dc:date>2016-07-19T13:22:00</dc:date>
            </office:change-info>
          </text:insertion>
        </text:changed-region>
        <text:changed-region xml:id="ct2833544913152" text:id="ct2833544913152">
          <text:insertion>
            <office:change-info>
              <dc:creator>Wiebke Oeltjen</dc:creator>
              <dc:date>2016-07-19T13:20:00</dc:date>
            </office:change-info>
          </text:insertion>
        </text:changed-region>
        <text:changed-region xml:id="ct2833544908592" text:id="ct2833544908592">
          <text:deletion>
            <office:change-info>
              <dc:creator>Wiebke Oeltjen</dc:creator>
              <dc:date>2017-05-12T13:49:00</dc:date>
            </office:change-info>
            <text:p text:style-name="P6"><text:span text:style-name="T20">Apache Ant, </text:span></text:p>
          </text:deletion>
        </text:changed-region>
        <text:changed-region xml:id="ct2833544905952" text:id="ct283354490595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913392" text:id="ct2833544913392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2833544905232" text:id="ct2833544905232">
          <text:deletion>
            <office:change-info>
              <dc:creator>Wiebke Oeltjen</dc:creator>
              <dc:date>2017-05-12T13:49:00</dc:date>
            </office:change-info>
            <text:p text:style-name="P6"><text:span text:style-name="T20">, SVN client </text:span></text:p>
          </text:deletion>
        </text:changed-region>
        <text:changed-region xml:id="ct2833544913632" text:id="ct2833544913632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2833544904512" text:id="ct2833544904512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2833544903312" text:id="ct283354490331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909552" text:id="ct2833544909552">
          <text:deletion>
            <office:change-info>
              <dc:creator>Wiebke Oeltjen</dc:creator>
              <dc:date>2019-11-11T12:18:50</dc:date>
            </office:change-info>
            <text:p text:style-name="P16"><text:span text:style-name="T21">http://mycore.org/download/</text:span></text:p>
          </text:deletion>
        </text:changed-region>
        <text:changed-region xml:id="ct2833544915312" text:id="ct2833544915312">
          <text:insertion>
            <office:change-info>
              <dc:creator>Wiebke Oeltjen</dc:creator>
              <dc:date>2019-11-11T12:18:50</dc:date>
            </office:change-info>
          </text:insertion>
        </text:changed-region>
        <text:changed-region xml:id="ct2833544910512" text:id="ct2833544910512">
          <text:insertion>
            <office:change-info>
              <dc:creator>Wiebke Oeltjen</dc:creator>
              <dc:date>2017-05-12T13:48:00</dc:date>
            </office:change-info>
          </text:insertion>
        </text:changed-region>
        <text:changed-region xml:id="ct2833544914112" text:id="ct2833544914112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2833544902112" text:id="ct283354490211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912672" text:id="ct2833544912672">
          <text:deletion>
            <office:change-info>
              <dc:creator>Wiebke Oeltjen</dc:creator>
              <dc:date>2017-05-11T17:54:00</dc:date>
            </office:change-info>
            <text:p text:style-name="P16"/>
            <text:p text:style-name="P16"><text:span text:style-name="T22">Example</text:span> application:<text:tab/><text:span text:style-name="T10">MIR</text:span><text:span text:style-name="T14">, </text:span><text:span text:style-name="T15">that is the </text:span><text:span text:style-name="T23">M</text:span><text:span text:style-name="T24">ODS</text:span><text:span text:style-name="T23"> Institutional Repository, </text:span>http://mycore.<text:span text:style-name="T16">org</text:span>/<text:span text:style-name="T26">mir</text:span> </text:p>
          </text:deletion>
        </text:changed-region>
        <text:changed-region xml:id="ct2833544914832" text:id="ct2833544914832">
          <text:deletion>
            <office:change-info>
              <dc:creator>Wiebke Oeltjen</dc:creator>
              <dc:date>2019-11-11T12:19:23</dc:date>
            </office:change-info>
            <text:p text:style-name="P16"><text:span text:style-name="T21">http://mycore.de/documentation/getting_started/mir.html</text:span></text:p>
          </text:deletion>
        </text:changed-region>
        <text:changed-region xml:id="ct2833544904752" text:id="ct2833544904752">
          <text:insertion>
            <office:change-info>
              <dc:creator>Wiebke Oeltjen</dc:creator>
              <dc:date>2019-11-11T12:19:23</dc:date>
            </office:change-info>
          </text:insertion>
        </text:changed-region>
        <text:changed-region xml:id="ct2833544908832" text:id="ct283354490883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906192" text:id="ct2833544906192">
          <text:insertion>
            <office:change-info>
              <dc:creator>Wiebke Oeltjen</dc:creator>
              <dc:date>2017-05-12T14:03:00</dc:date>
            </office:change-info>
          </text:insertion>
        </text:changed-region>
        <text:changed-region xml:id="ct2833544915792" text:id="ct283354491579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903072" text:id="ct2833544903072">
          <text:deletion>
            <office:change-info>
              <dc:creator>Wiebke Oeltjen</dc:creator>
              <dc:date>2017-02-02T16:38:00</dc:date>
            </office:change-info>
            <text:p text:style-name="P8"><text:span text:style-name="T27">handle</text:span></text:p>
          </text:deletion>
        </text:changed-region>
        <text:changed-region xml:id="ct2833544905472" text:id="ct2833544905472">
          <text:insertion>
            <office:change-info>
              <dc:creator>Wiebke Oeltjen</dc:creator>
              <dc:date>2017-02-02T16:38:00</dc:date>
            </office:change-info>
          </text:insertion>
        </text:changed-region>
        <text:changed-region xml:id="ct2833544901152" text:id="ct283354490115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901632" text:id="ct2833544901632">
          <text:deletion>
            <office:change-info>
              <dc:creator>Wiebke Oeltjen</dc:creator>
              <dc:date>2017-05-12T13:51:00</dc:date>
            </office:change-info>
            <text:p text:style-name="P8"><text:span text:style-name="T25"><text:s/></text:span></text:p>
          </text:deletion>
        </text:changed-region>
        <text:changed-region xml:id="ct2833544908352" text:id="ct2833544908352">
          <text:insertion>
            <office:change-info>
              <dc:creator>Wiebke Oeltjen</dc:creator>
              <dc:date>2017-05-12T13:51:00</dc:date>
            </office:change-info>
          </text:insertion>
        </text:changed-region>
        <text:changed-region xml:id="ct2833544906672" text:id="ct2833544906672">
          <text:format-change>
            <office:change-info>
              <dc:creator>Unbekannter Autor</dc:creator>
              <dc:date>2020-10-16T17:10:49</dc:date>
            </office:change-info>
          </text:format-change>
        </text:changed-region>
        <text:changed-region xml:id="ct2833544902832" text:id="ct2833544902832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2833544908112" text:id="ct2833544908112">
          <text:insertion>
            <office:change-info>
              <dc:creator>Wiebke Oeltjen</dc:creator>
              <dc:date>2017-05-11T17:57:00</dc:date>
            </office:change-info>
          </text:insertion>
        </text:changed-region>
        <text:changed-region xml:id="ct2833544903552" text:id="ct2833544903552">
          <text:insertion>
            <office:change-info>
              <dc:creator>Wiebke Oeltjen</dc:creator>
              <dc:date>2017-05-11T17:58:00</dc:date>
            </office:change-info>
          </text:insertion>
        </text:changed-region>
        <text:changed-region xml:id="ct2833544906912" text:id="ct2833544906912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2833544910992" text:id="ct2833544910992">
          <text:insertion>
            <office:change-info>
              <dc:creator>Unbekannter Autor</dc:creator>
              <dc:date>2020-04-16T15:30:15</dc:date>
            </office:change-info>
          </text:insertion>
        </text:changed-region>
        <text:changed-region xml:id="ct2833544915072" text:id="ct2833544915072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2833544912432" text:id="ct2833544912432">
          <text:insertion>
            <office:change-info>
              <dc:creator>Wiebke Oeltjen</dc:creator>
              <dc:date>2017-05-12T14:08:00</dc:date>
            </office:change-info>
          </text:insertion>
        </text:changed-region>
        <text:changed-region xml:id="ct2833544907392" text:id="ct2833544907392">
          <text:deletion>
            <office:change-info>
              <dc:creator>Unbekannter Autor</dc:creator>
              <dc:date>2020-04-16T15:32:52</dc:date>
            </office:change-info>
            <text:p text:style-name="P7"><text:span text:style-name="T44">http://www.mycore.de/applications/list.html</text:span></text:p>
          </text:deletion>
        </text:changed-region>
        <text:changed-region xml:id="ct2833544911712" text:id="ct2833544911712">
          <text:insertion>
            <office:change-info>
              <dc:creator>Unbekannter Autor</dc:creator>
              <dc:date>2020-04-16T15:32:5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draw:frame draw:style-name="fr1" draw:name="MyCoRe-Logo" text:anchor-type="paragraph" svg:x="12.471cm" svg:y="-0.34cm" svg:width="4.5cm" svg:height="1.06cm" draw:z-index="0"><draw:image xlink:href="Pictures/10000000000000AA000000280AEAF144796FCC26.png" xlink:type="simple" xlink:show="embed" xlink:actuate="onLoad" loext:mime-type="image/png"/><svg:desc>MyCoRe-Logo</svg:desc></draw:frame><text:change-start text:change-id="ct2833538782480"/>MyCoRe data sheet </text:h>
      <text:p text:style-name="P2">MyCoRe:<text:tab/><text:span text:style-name="T8">My</text:span> <text:span text:style-name="T8">Co</text:span>ntent <text:span text:style-name="T8">Re</text:span>pository ['maɪkɔːr]</text:p>
      <text:p text:style-name="P9">License:<text:tab/><text:span text:style-name="T8">Open Source Software</text:span><text:change-end text:change-id="ct2833538782480"/><text:change-start text:change-id="ct2833538783680"/><text:span text:style-name="T12">, </text:span><text:span text:style-name="T40">licensed</text:span><text:span text:style-name="T12"> under </text:span><text:span text:style-name="T13">the </text:span><text:change-end text:change-id="ct2833538783680"/><text:change text:change-id="ct2833538793760"/><text:change-start text:change-id="ct2833538792320"/><text:span text:style-name="T25">GNU General Public License</text:span> (GPL) </text:p>
      <text:p text:style-name="P2">Developers:<text:tab/><text:change-end text:change-id="ct2833538792320"/><text:change-start text:change-id="ct2833538793280"/><text:span text:style-name="T11">The </text:span><text:change-end text:change-id="ct2833538793280"/><text:change-start text:change-id="ct2833538792560"/><text:span text:style-name="T8">MyCoRe Community</text:span></text:p>
      <text:p text:style-name="P2">Website: <text:tab/><text:span text:style-name="T8">http://www.mycore.org</text:span></text:p>
      <text:p text:style-name="P2">Type:<text:tab/>Web application for <text:change-end text:change-id="ct2833538792560"/><text:change text:change-id="ct2833538793520"/><text:change-start text:change-id="ct2833538792800"/><text:span text:style-name="T17">d</text:span><text:change-end text:change-id="ct2833538792800"/><text:change-start text:change-id="ct2833538794000"/>igital <text:change-end text:change-id="ct2833538794000"/><text:change text:change-id="ct2833538793040"/><text:change-start text:change-id="ct2833538775760"/><text:span text:style-name="T17">l</text:span><text:change-end text:change-id="ct2833538775760"/><text:change-start text:change-id="ct2833538776720"/>ibraries, <text:change-end text:change-id="ct2833538776720"/><text:change text:change-id="ct2833538763760"/><text:change-start text:change-id="ct2833538774080"/><text:span text:style-name="T17">c</text:span><text:change-end text:change-id="ct2833538774080"/><text:change-start text:change-id="ct2833538065568"/>ontent <text:change-end text:change-id="ct2833538065568"/><text:change text:change-id="ct2833534538320"/><text:change-start text:change-id="ct2833544885552"/><text:span text:style-name="T17">m</text:span><text:change-end text:change-id="ct2833544885552"/><text:change-start text:change-id="ct2833544897312"/>anagement, <text:line-break/><text:tab/><text:change-end text:change-id="ct2833544897312"/><text:change text:change-id="ct2833544892032"/><text:change-start text:change-id="ct2833544894432"/><text:span text:style-name="T17">d</text:span><text:change-end text:change-id="ct2833544894432"/><text:change-start text:change-id="ct2833544899232"/>ocument <text:change-end text:change-id="ct2833544899232"/><text:change text:change-id="ct2833544892272"/><text:change-start text:change-id="ct2833544897552"/><text:span text:style-name="T17">m</text:span><text:change-end text:change-id="ct2833544897552"/><text:change-start text:change-id="ct2833544894672"/>anagement, <text:change-end text:change-id="ct2833544894672"/><text:change text:change-id="ct2833544895392"/><text:change-start text:change-id="ct2833544895152"/><text:span text:style-name="T17">d</text:span><text:change-end text:change-id="ct2833544895152"/><text:change-start text:change-id="ct2833544898992"/>ocument server, <text:change-end text:change-id="ct2833544898992"/><text:change text:change-id="ct2833544890832"/><text:change-start text:change-id="ct2833544886512"/><text:span text:style-name="T17">p</text:span><text:change-end text:change-id="ct2833544886512"/><text:change-start text:change-id="ct2833544896352"/>ublication server, <text:line-break/><text:tab/><text:change-end text:change-id="ct2833544896352"/><text:change text:change-id="ct2833544892512"/><text:change-start text:change-id="ct2833544891552"/><text:span text:style-name="T16">d</text:span><text:change-end text:change-id="ct2833544891552"/><text:change-start text:change-id="ct2833544886992"/><text:span text:style-name="T16">igital </text:span><text:change-end text:change-id="ct2833544886992"/><text:change text:change-id="ct2833544897792"/><text:change-start text:change-id="ct2833544887952"/><text:span text:style-name="T16">a</text:span><text:change-end text:change-id="ct2833544887952"/><text:change-start text:change-id="ct2833544891072"/>rchiv<text:change-end text:change-id="ct2833544891072"/><text:change-start text:change-id="ct2833544895632"/><text:span text:style-name="T17">ing</text:span><text:change-end text:change-id="ct2833544895632"/><text:change text:change-id="ct2833544893952"/><text:change-start text:change-id="ct2833544885312"/><text:span text:style-name="T17"> solution</text:span><text:change-end text:change-id="ct2833544885312"/><text:change-start text:change-id="ct2833544888192"/>, <text:change-end text:change-id="ct2833544888192"/><text:change text:change-id="ct2833544887712"/><text:change-start text:change-id="ct2833544895872"/><text:span text:style-name="T17">i</text:span><text:change-end text:change-id="ct2833544895872"/><text:change-start text:change-id="ct2833544892752"/>nstitutional <text:change-end text:change-id="ct2833544892752"/><text:change text:change-id="ct2833544892992"/><text:change-start text:change-id="ct2833544896112"/><text:span text:style-name="T17">r</text:span><text:change-end text:change-id="ct2833544896112"/><text:change-start text:change-id="ct2833544894912"/>epositories</text:p>
      <text:p text:style-name="P2">Language:<text:tab/>Language of MyCoRe application is <text:change-end text:change-id="ct2833544894912"/><text:change text:change-id="ct2833544896592"/><text:change-start text:change-id="ct2833544894192"/><text:span text:style-name="T17">configurable</text:span><text:change-end text:change-id="ct2833544894192"/><text:change-start text:change-id="ct2833544896832"/>, documentation is German</text:p>
      <text:p text:style-name="P5">LTS Release:<text:tab/>20<text:change-end text:change-id="ct2833544896832"/><text:change text:change-id="ct2833544889632"/><text:change text:change-id="ct2833544889392"/><text:change text:change-id="ct2833544890112"/><text:change text:change-id="ct2833544897072"/><text:change text:change-id="ct2833544889152"/><text:change text:change-id="ct2833544885792"/><text:change text:change-id="ct2833544899472"/><text:change text:change-id="ct2833544900432"/><text:change-start text:change-id="ct2833544886032"/><text:span text:style-name="T18">20</text:span><text:change-end text:change-id="ct2833544886032"/><text:change-start text:change-id="ct2833544886272"/><text:span text:style-name="T18">.06</text:span><text:change-end text:change-id="ct2833544886272"/><text:change-start text:change-id="ct2833544898032"/><text:span text:style-name="T18"> </text:span><text:change-end text:change-id="ct2833544898032"/><text:change-start text:change-id="ct2833544886752"/>(<text:span text:style-name="T25">long term release</text:span>)</text:p>
      <text:p text:style-name="P3">Version:<text:tab/><text:change-end text:change-id="ct2833544886752"/><text:change text:change-id="ct2833544898272"/><text:change text:change-id="ct2833544893712"/><text:change text:change-id="ct2833544887472"/><text:change text:change-id="ct2833544893232"/><text:change text:change-id="ct2833544893472"/><text:change text:change-id="ct2833544891312"/><text:change text:change-id="ct2833544888912"/><text:change text:change-id="ct2833544888672"/><text:change-start text:change-id="ct2833544889872"/><text:span text:style-name="T19">20</text:span><text:change-end text:change-id="ct2833544889872"/><text:change text:change-id="ct2833544887232"/><text:change-start text:change-id="ct2833544898512"/><text:span text:style-name="T19">20</text:span><text:change-end text:change-id="ct2833544898512"/><text:change-start text:change-id="ct2833544898752"/><text:span text:style-name="T19">.</text:span><text:change-end text:change-id="ct2833544898752"/><text:change text:change-id="ct2833720975472"/><text:change-start text:change-id="ct2833720974752"/><text:span text:style-name="T19">11</text:span><text:change-end text:change-id="ct2833720974752"/><text:change-start text:change-id="ct2833544899712"/></text:p>
      <text:p text:style-name="P4">Operating system:<text:tab/><text:change-end text:change-id="ct2833544899712"/><text:change text:change-id="ct2833544890592"/><text:change-start text:change-id="ct2833544899952"/>Linux, Mac OS X, Unix, Windows<text:change-end text:change-id="ct2833544899952"/><text:change-start text:change-id="ct2833544891792"/></text:p>
      <text:p text:style-name="P6">System requirements:<text:tab/>Web <text:change-end text:change-id="ct2833544891792"/><text:change text:change-id="ct2833544900192"/><text:change-start text:change-id="ct2833544901392"/><text:span text:style-name="T17">a</text:span><text:change-end text:change-id="ct2833544901392"/><text:change-start text:change-id="ct2833544913872"/>pplication <text:change-end text:change-id="ct2833544913872"/><text:change text:change-id="ct2833544904032"/><text:change-start text:change-id="ct2833544904992"/><text:span text:style-name="T17">s</text:span><text:change-end text:change-id="ct2833544904992"/><text:change-start text:change-id="ct2833544909312"/>erver: <text:change-end text:change-id="ct2833544909312"/><text:change-start text:change-id="ct2833544901872"/><text:line-break/><text:change-end text:change-id="ct2833544901872"/><text:change-start text:change-id="ct2833544912192"/>Apache Tomcat, Jetty or <text:span text:style-name="T22">comparable web server</text:span><text:change-end text:change-id="ct2833544912192"/><text:change-start text:change-id="ct2833544907152"/><text:span text:style-name="T22">, </text:span>Version 3.1<text:change-end text:change-id="ct2833544907152"/><text:change-start text:change-id="ct2833544907632"/><text:line-break/>Database: <text:span text:style-name="T22">PostgreSQL, </text:span>MySQL, Oracle, IBM DB2, HSQLDB<text:change-end text:change-id="ct2833544907632"/><text:change text:change-id="ct2833544905712"/><text:change-start text:change-id="ct2833544903792"/> or other relational database management system<text:change-end text:change-id="ct2833544903792"/><text:change-start text:change-id="ct2833544902592"/>, <text:span text:style-name="T41">that works with hibernate</text:span><text:change-end text:change-id="ct2833544902592"/><text:change-start text:change-id="ct2833544900672"/><text:line-break/>Java <text:change-end text:change-id="ct2833544900672"/><text:change text:change-id="ct2833544904272"/><text:change text:change-id="ct2833544915552"/><text:change-start text:change-id="ct2833544909792"/><text:span text:style-name="T19">11</text:span><text:change-end text:change-id="ct2833544909792"/><text:change-start text:change-id="ct2833544900912"/> SDK<text:change-end text:change-id="ct2833544900912"/><text:change text:change-id="ct2833544910272"/><text:change-start text:change-id="ct2833544910032"/> <text:change-end text:change-id="ct2833544910032"/><text:change text:change-id="ct2833544909072"/><text:change-start text:change-id="ct2833544907872"/><text:span text:style-name="T20">and for development</text:span><text:change-end text:change-id="ct2833544907872"/><text:change-start text:change-id="ct2833544913152"/><text:span text:style-name="T20">: </text:span><text:change-end text:change-id="ct2833544913152"/><text:change text:change-id="ct2833544908592"/><text:change-start text:change-id="ct2833544905952"/><text:span text:style-name="T20">Maven</text:span><text:change-end text:change-id="ct2833544905952"/><text:change-start text:change-id="ct2833544913392"/><text:span text:style-name="T20"> </text:span><text:change-end text:change-id="ct2833544913392"/><text:change text:change-id="ct2833544905232"/><text:change-start text:change-id="ct2833544913632"/><text:span text:style-name="T20">and Git</text:span><text:change-end text:change-id="ct2833544913632"/><text:change-start text:change-id="ct2833544904512"/><text:line-break/><text:span text:style-name="T42">Solr-Server</text:span><text:change-end text:change-id="ct2833544904512"/><text:change-start text:change-id="ct2833544903312"/></text:p>
      <text:p text:style-name="P16">Download:<text:tab/><text:change-end text:change-id="ct2833544903312"/><text:change text:change-id="ct2833544909552"/><text:change-start text:change-id="ct2833544915312"/>https://www.mycore.de/site/download/<text:change-end text:change-id="ct2833544915312"/><text:change-start text:change-id="ct2833544910512"/><text:span text:style-name="T21"> </text:span><text:change-end text:change-id="ct2833544910512"/><text:change-start text:change-id="ct2833544914112"/><text:span text:style-name="T21">and https://github.com/MyCoRe-Org</text:span><text:change-end text:change-id="ct2833544914112"/><text:change-start text:change-id="ct2833544902112"/><text:span text:style-name="T21"><text:line-break/></text:span><text:change-end text:change-id="ct2833544902112"/><text:change text:change-id="ct2833544912672"/><text:change text:change-id="ct2833544914832"/><text:change-start text:change-id="ct2833544904752"/><text:span text:style-name="T21">https://www.mycore.de/documentation/getting_started/gs_mir_install/</text:span><text:change-end text:change-id="ct2833544904752"/><text:change-start text:change-id="ct2833544908832"/></text:p>
      <text:p text:style-name="P8">Functionality:<text:tab/><text:span text:style-name="T36">The </text:span>MyCoRe <text:span text:style-name="T36">framework</text:span> provides functionality of <text:span text:style-name="T37">information repositories </text:span>and publication servers. Own web applications can be developed with MyCoRe by configurations and adjustments in XML, XSL <text:span text:style-name="T34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35"> An integrated viewing tool is provided for displaying images or high-resolution illustrations. </text:span>Standards are supported for metadata (like <text:span text:style-name="T29">MODS</text:span>) and for classifications (e.g. <text:span text:style-name="T25">Dewey Decimal Classification</text:span><text:span text:style-name="T28"> DDC</text:span>). Metadata models are adaptable and ex<text:change-end text:change-id="ct2833544908832"/><text:change-start text:change-id="ct2833544906192"/><text:span text:style-name="T45">­</text:span><text:change-end text:change-id="ct2833544906192"/><text:change-start text:change-id="ct2833544915792"/>pandable. Persistent identifiers (URN, <text:change-end text:change-id="ct2833544915792"/><text:change text:change-id="ct2833544903072"/><text:change-start text:change-id="ct2833544905472"/><text:span text:style-name="T27">DOI</text:span><text:change-end text:change-id="ct2833544905472"/><text:change-start text:change-id="ct2833544901152"/>) assure permanent access to the data. Interfaces to other systems are supported such as the <text:span text:style-name="T25">Open Archives</text:span><text:change-end text:change-id="ct2833544901152"/><text:change text:change-id="ct2833544901632"/><text:change-start text:change-id="ct2833544908352"/><text:span text:style-name="T25"> </text:span><text:change-end text:change-id="ct2833544908352"/><text:change-start text:change-id="ct2833544906672"/><text:span text:style-name="T25">Initiative Protocol for Metadata Harvesting</text:span> (OAI-PMH), the <text:span text:style-name="T25">Simple Web-service Offering Repository Deposit</text:span> (SWORD), <text:span text:style-name="T27">REST</text:span> or search engine robots. Access to MyCoRe applications can be controlled by user and rights management <text:span text:style-name="T38">with LDAP or shibboleth. </text:span><text:span text:style-name="T25">Access Control Lists</text:span> (ACL)<text:span text:style-name="T38"> </text:span>specif<text:span text:style-name="T38">y </text:span>what operations are allowed to be performed on <text:span text:style-name="T39">metadata or </text:span>objects.<text:change-end text:change-id="ct2833544906672"/><text:change-start text:change-id="ct2833544902832"/></text:p>
      <text:p text:style-name="P7"><text:span text:style-name="T43">A</text:span>pplication:<text:tab/><text:span text:style-name="T10">MIR</text:span><text:span text:style-name="T14">, </text:span><text:span text:style-name="T15">the </text:span><text:span text:style-name="T23">M</text:span><text:span text:style-name="T24">ODS</text:span><text:span text:style-name="T23"> Institutional Repository </text:span><text:span text:style-name="T32">is based on the</text:span><text:span text:style-name="T30"> MyCoRe </text:span><text:span text:style-name="T32">f</text:span><text:span text:style-name="T30">rame</text:span><text:span text:style-name="T32">­</text:span><text:span text:style-name="T30">work. </text:span><text:span text:style-name="T32">This </text:span><text:change-end text:change-id="ct2833544902832"/><text:change-start text:change-id="ct2833544908112"/><text:span text:style-name="T32">out-of-the-box software solution </text:span><text:change-end text:change-id="ct2833544908112"/><text:change-start text:change-id="ct2833544903552"/><text:span text:style-name="T32">is </text:span><text:change-end text:change-id="ct2833544903552"/><text:change-start text:change-id="ct2833544906912"/><text:span text:style-name="T32">ready for installation and use.</text:span><text:span text:style-name="T30"> </text:span><text:span text:style-name="T33">Test the demo </text:span><text:span text:style-name="T32">version</text:span><text:span text:style-name="T31">:</text:span><text:span text:style-name="T23"> </text:span><text:span text:style-name="T44">http</text:span><text:change-end text:change-id="ct2833544906912"/><text:change-start text:change-id="ct2833544910992"/><text:span text:style-name="T44">s</text:span><text:change-end text:change-id="ct2833544910992"/><text:change-start text:change-id="ct2833544915072"/><text:span text:style-name="T44">://mycore.org/mir</text:span><text:change-end text:change-id="ct2833544915072"/><text:change-start text:change-id="ct2833544912432"/><text:span text:style-name="T44"><text:line-break/>For more sample applications, see </text:span><text:change-end text:change-id="ct2833544912432"/><text:change text:change-id="ct2833544907392"/><text:change-start text:change-id="ct2833544911712"/><text:span text:style-name="T44">https://www.mycore.de/site/applications/list/</text:span><text:change-end text:change-id="ct28335449117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fo:color="#4c4c4c"/>
    </style:style>
    <style:style style:name="MT2" style:family="text">
      <style:text-properties fo:color="#4c4c4c" style:font-name="Times New Roman2"/>
    </style:style>
    <style:style style:name="MT3" style:family="text">
      <style:text-properties fo:color="#4c4c4c" style:font-name="Times New Roman2" officeooo:rsid="002be605"/>
    </style:style>
    <style:style style:name="MT4" style:family="text">
      <style:text-properties fo:color="#4c4c4c" officeooo:rsid="0023de15"/>
    </style:style>
    <style:style style:name="MT5" style:family="text">
      <style:text-properties fo:color="#4c4c4c" officeooo:rsid="001b802b"/>
    </style:style>
    <style:style style:name="MT6" style:family="text">
      <style:text-properties fo:color="#4c4c4c" officeooo:rsid="0045b0d0"/>
    </style:style>
    <style:style style:name="MT7" style:family="text">
      <style:text-properties fo:color="#4c4c4c" officeooo:rsid="005081dc"/>
    </style:style>
    <style:page-layout style:name="Mpm1">
      <style:page-layout-properties fo:page-width="21.001cm" fo:page-height="29.7cm" style:num-format="1" style:print-orientation="portrait" fo:margin-top="1cm" fo:margin-bottom="0.801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2833538777680" text:id="ct2833538777680">
            <text:format-change>
              <office:change-info>
                <dc:creator>Unbekannter Autor</dc:creator>
                <dc:date>2020-10-16T17:10:49</dc:date>
              </office:change-info>
            </text:format-change>
          </text:changed-region>
          <text:changed-region xml:id="ct2833538782720" text:id="ct2833538782720">
            <text:insertion>
              <office:change-info>
                <dc:creator>Wiebke Oeltjen</dc:creator>
                <dc:date>2016-10-07T17:01:00</dc:date>
              </office:change-info>
            </text:insertion>
          </text:changed-region>
          <text:changed-region xml:id="ct2833538789200" text:id="ct2833538789200">
            <text:format-change>
              <office:change-info>
                <dc:creator>Unbekannter Autor</dc:creator>
                <dc:date>2020-10-16T17:10:49</dc:date>
              </office:change-info>
            </text:format-change>
          </text:changed-region>
          <text:changed-region xml:id="ct2833538788480" text:id="ct2833538788480">
            <text:deletion>
              <office:change-info>
                <dc:creator>Wiebke Oeltjen</dc:creator>
                <dc:date>2020-01-08T16:53:52</dc:date>
              </office:change-info>
              <text:p text:style-name="MP1"><text:span text:style-name="MT4">1</text:span></text:p>
            </text:deletion>
          </text:changed-region>
          <text:changed-region xml:id="ct2833538780080" text:id="ct2833538780080">
            <text:deletion>
              <office:change-info>
                <dc:creator>Wiebke Oeltjen</dc:creator>
                <dc:date>2017-02-02T15:45:00</dc:date>
              </office:change-info>
              <text:p text:style-name="MP1"><text:span text:style-name="MT4">6</text:span></text:p>
            </text:deletion>
          </text:changed-region>
          <text:changed-region xml:id="ct2833538788000" text:id="ct2833538788000">
            <text:deletion>
              <office:change-info>
                <dc:creator>Unbekannter Autor</dc:creator>
                <dc:date>2016-01-21T17:30:00</dc:date>
              </office:change-info>
              <text:p text:style-name="MP1"><text:span text:style-name="MT5">5</text:span></text:p>
            </text:deletion>
          </text:changed-region>
          <text:changed-region xml:id="ct2833538790400" text:id="ct2833538790400">
            <text:insertion>
              <office:change-info>
                <dc:creator>Wiebke Oeltjen</dc:creator>
                <dc:date>2020-01-08T16:53:53</dc:date>
              </office:change-info>
            </text:insertion>
          </text:changed-region>
          <text:changed-region xml:id="ct2833720992752" text:id="ct2833720992752">
            <text:deletion>
              <office:change-info>
                <dc:creator>Unbekannter Autor</dc:creator>
                <dc:date>2021-01-22T18:02:52</dc:date>
              </office:change-info>
              <text:p text:style-name="MP1"><text:span text:style-name="MT6">0</text:span></text:p>
            </text:deletion>
            <text:insertion>
              <office:change-info office:chg-author="Wiebke Oeltjen" office:chg-date-time="2020-01-08T16:53:53"/>
            </text:insertion>
          </text:changed-region>
          <text:changed-region xml:id="ct2833720996832" text:id="ct2833720996832">
            <text:insertion>
              <office:change-info>
                <dc:creator>Unbekannter Autor</dc:creator>
                <dc:date>2021-01-22T18:02:52</dc:date>
              </office:change-info>
            </text:insertion>
          </text:changed-region>
        </text:tracked-changes>
        <text:p text:style-name="MP1"><text:change-start text:change-id="ct2833538777680"/><text:tab/><text:span text:style-name="MT1">MyCoRe data sheet </text:span><text:span text:style-name="MT2">©</text:span><text:span text:style-name="MT1"> MyCoRe</text:span><text:change-end text:change-id="ct2833538777680"/><text:change-start text:change-id="ct2833538782720"/><text:span text:style-name="MT1"> </text:span><text:span text:style-name="MT3">®</text:span><text:change-end text:change-id="ct2833538782720"/><text:change-start text:change-id="ct2833538789200"/><text:span text:style-name="MT1">, 20</text:span><text:change-end text:change-id="ct2833538789200"/><text:change text:change-id="ct2833538788480"/><text:change text:change-id="ct2833538780080"/><text:change text:change-id="ct2833538788000"/><text:change-start text:change-id="ct2833538790400"/><text:span text:style-name="MT6">2</text:span><text:change-end text:change-id="ct2833538790400"/><text:change text:change-id="ct2833720992752"/><text:change-start text:change-id="ct2833720996832"/><text:span text:style-name="MT7">1</text:span><text:change-end text:change-id="ct283372099683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21-01-22T18:02:54.385000000</dc:date>
    <meta:editing-duration>PT21H51M15S</meta:editing-duration>
    <meta:editing-cycles>98</meta:editing-cycles>
    <meta:generator>LibreOffice/6.2.8.2$Windows_X86_64 LibreOffice_project/f82ddfca21ebc1e222a662a32b25c0c9d20169ee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meta:document-statistic meta:table-count="0" meta:image-count="1" meta:object-count="0" meta:page-count="1" meta:paragraph-count="15" meta:word-count="362" meta:character-count="2795" meta:non-whitespace-character-count="2437"/>
    <meta:user-defined meta:name="Info 1"/>
    <meta:user-defined meta:name="Info 2"/>
    <meta:user-defined meta:name="Info 3"/>
    <meta:user-defined meta:name="Info 4"/>
  </office:meta>
</office:document-meta>
</file>